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8.775cm" fo:margin-left="6.586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930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cc10" officeooo:paragraph-rsid="001bcc10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bcc10" officeooo:paragraph-rsid="001bcc10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621d" officeooo:paragraph-rsid="001c621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86d0" officeooo:paragraph-rsid="001c86d0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2930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2930" officeooo:paragraph-rsid="001b2930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1b2930" style:font-size-asian="14pt" style:font-name-complex="Times New Roman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cc10" officeooo:paragraph-rsid="001bcc10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621d" officeooo:paragraph-rsid="001c621d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86d0" officeooo:paragraph-rsid="001c86d0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1b2930"/>
    </style:style>
    <style:style style:name="P13" style:family="paragraph" style:parent-style-name="Standard">
      <style:paragraph-properties fo:text-align="justify" style:justify-single-word="false"/>
      <style:text-properties officeooo:paragraph-rsid="001b2930" style:font-name-complex="Times New Roman"/>
    </style:style>
    <style:style style:name="P14" style:family="paragraph" style:parent-style-name="Table_20_Contents">
      <style:paragraph-properties fo:margin-top="0cm" fo:margin-bottom="0.353cm" loext:contextual-spacing="false" style:snap-to-layout-grid="false"/>
      <style:text-properties fo:font-size="14pt" officeooo:paragraph-rsid="001b2930" style:font-size-asian="14pt" style:font-size-complex="14pt"/>
    </style:style>
    <style:style style:name="P15" style:family="paragraph" style:parent-style-name="Table_20_Contents">
      <style:paragraph-properties fo:margin-top="0cm" fo:margin-bottom="0.353cm" loext:contextual-spacing="false"/>
      <style:text-properties fo:font-size="14pt" officeooo:paragraph-rsid="001b2930" style:font-size-asian="14pt" style:font-size-complex="14pt"/>
    </style:style>
    <style:style style:name="P16" style:family="paragraph" style:parent-style-name="Table_20_Contents">
      <style:paragraph-properties fo:margin-top="0cm" fo:margin-bottom="0.353cm" loext:contextual-spacing="false"/>
      <style:text-properties officeooo:paragraph-rsid="001b2930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2930" style:font-size-asian="14pt" style:font-name-complex="Times New Roman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cc10" officeooo:paragraph-rsid="001bcc10" style:font-size-asian="14pt" style:font-weight-asian="normal" style:font-name-complex="Times New Roman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bcc10" officeooo:paragraph-rsid="001bcc10" style:font-size-asian="14pt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officeooo:rsid="001b2930" style:font-size-asian="14pt" style:font-weight-asian="bold" style:font-name-complex="Times New Roman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officeooo:rsid="001c86d0"/>
    </style:style>
    <style:style style:name="T6" style:family="text">
      <style:text-properties officeooo:rsid="001ca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Авиационный Институт</text:p>
      <text:p text:style-name="P8">(Национальный исследовательский Университет)</text:p>
      <text:p text:style-name="P8"/>
      <text:p text:style-name="P8"/>
      <text:p text:style-name="P8">Факультет: «Информационные технологии и прикладная математика»</text:p>
      <text:p text:style-name="P8">Кафедра: 806 «Вычислительная математика и программирование»</text:p>
      <text:p text:style-name="P8"/>
      <text:p text:style-name="P8"/>
      <text:p text:style-name="P8"/>
      <text:p text:style-name="P8"/>
      <text:p text:style-name="P12"><text:span text:style-name="T1">Лабораторная работа №</text:span><text:span text:style-name="T2">6</text:span></text:p>
      <text:p text:style-name="P6">по курсу «ООП»</text:p>
      <text:p text:style-name="P12"/>
      <text:p text:style-name="P6"/>
      <text:p text:style-name="P6"/>
      <text:p text:style-name="P6"/>
      <text:p text:style-name="P6">Тема:</text:p>
      <text:p text:style-name="P7">Основы работы с коллекциями: итераторы.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Студент:</text:p>
          </table:table-cell>
          <table:table-cell table:style-name="Таблица1.B1" office:value-type="string">
            <text:p text:style-name="P15">Вахрамян К.О.</text:p>
          </table:table-cell>
        </table:table-row>
        <table:table-row table:style-name="Таблица1.1">
          <table:table-cell table:style-name="Таблица1.A1" office:value-type="string">
            <text:p text:style-name="P15">Группа:</text:p>
          </table:table-cell>
          <table:table-cell table:style-name="Таблица1.B1" office:value-type="string">
            <text:p text:style-name="P16"><text:span text:style-name="T3">М80-20</text:span><text:span text:style-name="T4">6</text:span><text:span text:style-name="T3">Б-18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:</text:p>
          </table:table-cell>
          <table:table-cell table:style-name="Таблица1.B1" office:value-type="string">
            <text:p text:style-name="P15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5">Вариант:</text:p>
          </table:table-cell>
          <table:table-cell table:style-name="Таблица1.B1" office:value-type="string">
            <text:p text:style-name="P15">3</text:p>
          </table:table-cell>
        </table:table-row>
        <table:table-row table:style-name="Таблица1.5">
          <table:table-cell table:style-name="Таблица1.A1" office:value-type="string">
            <text:p text:style-name="P15">Оценка:</text:p>
          </table:table-cell>
          <table:table-cell table:style-name="Таблица1.B1" office:value-type="string">
            <text:p text:style-name="P14"/>
          </table:table-cell>
        </table:table-row>
        <table:table-row table:style-name="Таблица1.6">
          <table:table-cell table:style-name="Таблица1.A1" office:value-type="string">
            <text:p text:style-name="P15">Дата:</text:p>
          </table:table-cell>
          <table:table-cell table:style-name="Таблица1.B1" office:value-type="string">
            <text:p text:style-name="P1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Москва</text:p>
      <text:p text:style-name="P1">2019</text:p>
      <text:p text:style-name="P1"/>
      <text:p text:style-name="P1"/>
      <text:p text:style-name="P2"><text:soft-page-break/>1. Код программы а языке С++:</text:p>
      <text:p text:style-name="P9"/>
      <text:p text:style-name="P9">trapezoid.h:</text:p>
      <text:p text:style-name="P9"/>
      <text:p text:style-name="P9">#ifndef TRAPEZOID_H</text:p>
      <text:p text:style-name="P9">#define TRAPEZOID_H 1</text:p>
      <text:p text:style-name="P9"/>
      <text:p text:style-name="P9"/>
      <text:p text:style-name="P9">#include "point.h"</text:p>
      <text:p text:style-name="P9">#include &lt;cassert&gt;</text:p>
      <text:p text:style-name="P9">#include &lt;exception&gt;</text:p>
      <text:p text:style-name="P9"/>
      <text:p text:style-name="P9">template &lt;class T&gt;</text:p>
      <text:p text:style-name="P9">struct TTrapezoid {</text:p>
      <text:p text:style-name="P9"><text:tab/>TPoint&lt;T&gt; a, b, c, d;</text:p>
      <text:p text:style-name="P9"><text:tab/>TTrapezoid(std::istream&amp;);</text:p>
      <text:p text:style-name="P9"><text:tab/>TTrapezoid();</text:p>
      <text:p text:style-name="P9"><text:tab/>double Square() const;</text:p>
      <text:p text:style-name="P9"><text:tab/>TPoint&lt;T&gt; Center() const;</text:p>
      <text:p text:style-name="P9"><text:tab/>void Print() const;</text:p>
      <text:p text:style-name="P9">};</text:p>
      <text:p text:style-name="P9"/>
      <text:p text:style-name="P9">template &lt;class T&gt;</text:p>
      <text:p text:style-name="P9">TTrapezoid&lt;T&gt;::TTrapezoid() {}</text:p>
      <text:p text:style-name="P9"/>
      <text:p text:style-name="P9">template &lt;class T&gt;</text:p>
      <text:p text:style-name="P9">TTrapezoid&lt;T&gt;::TTrapezoid(std::istream&amp; is) {</text:p>
      <text:p text:style-name="P9"><text:tab/>is &gt;&gt; a &gt;&gt; b &gt;&gt; c &gt;&gt; d;</text:p>
      <text:p text:style-name="P9"><text:tab/>TPoint&lt;T&gt; ab, ad, bc, dc;</text:p>
      <text:p text:style-name="P9"><text:tab/>ab.x = b.x - a.x;</text:p>
      <text:p text:style-name="P9"><text:tab/>ab.y = b.y - a.y;</text:p>
      <text:p text:style-name="P9"><text:tab/>ad.x = d.x - a.x;</text:p>
      <text:p text:style-name="P9"><text:tab/>ad.y = d.y - a.y;</text:p>
      <text:p text:style-name="P9"><text:tab/>bc.x = c.x - b.x;</text:p>
      <text:p text:style-name="P9"><text:tab/>bc.y = c.y - b.y;</text:p>
      <text:p text:style-name="P9"><text:tab/>dc.x = c.x - d.x;</text:p>
      <text:p text:style-name="P9"><text:tab/>dc.y = c.y - d.y;</text:p>
      <text:p text:style-name="P9"><text:tab/>if (acos((ab.x * dc.x + ab.y * dc.y) / (sqrt(ab.x * ab.x + ab.y * ab.y) * sqrt(dc.x * dc.x + dc.y * dc.y))) != 0 &amp;&amp; acos((ad.x * bc.x + ad.y * bc.y) / (sqrt(ad.x * ad.x + ad.y * ad.y) * sqrt(bc.x * bc.x + bc.y * bc.y))) != 0) {</text:p>
      <text:p text:style-name="P9"><text:tab/><text:tab/>throw std::logic_error("It's not a trapezoid\n");</text:p>
      <text:p text:style-name="P9"><text:tab/>}</text:p>
      <text:p text:style-name="P9"><text:tab/>//assert(acos((ab.x * dc.x + ab.y * dc.y) / (sqrt(ab.x * ab.x + ab.y * ab.y) * sqrt(dc.x * dc.x + dc.y * dc.y))) == 0 || acos((ad.x * bc.x + ad.y * bc.y) / (sqrt(ad.x * ad.x + ad.y * ad.y) * sqrt(bc.x * bc.x + bc.y * bc.y))) == 0);</text:p>
      <text:p text:style-name="P9"><text:soft-page-break/></text:p>
      <text:p text:style-name="P9">}</text:p>
      <text:p text:style-name="P9"/>
      <text:p text:style-name="P9">template &lt;class T&gt;</text:p>
      <text:p text:style-name="P9">double TTrapezoid&lt;T&gt;::Square() const {</text:p>
      <text:p text:style-name="P9"><text:tab/>TPoint&lt;T&gt; p = this-&gt;Center();</text:p>
      <text:p text:style-name="P9"><text:tab/>T t1 = 0.5 * fabs((b.x - a.x) * (p.y - a.y) - (p.x - a.x) * (b.y - a.y));</text:p>
      <text:p text:style-name="P9"><text:tab/>T t2 = 0.5 * fabs((c.x - b.x) * (p.y - b.y) - (p.x - b.x) * (c.y - b.y));</text:p>
      <text:p text:style-name="P9"><text:tab/>T t3 = 0.5 * fabs((d.x - c.x) * (p.y - c.y) - (p.x - c.x) * (d.y - c.y));</text:p>
      <text:p text:style-name="P9"><text:tab/>T t4 = 0.5 * fabs((a.x - d.x) * (p.y - d.y) - (p.x - d.x) * (a.y - d.y));</text:p>
      <text:p text:style-name="P9"><text:tab/>return t1 + t2 + t3 + t4;</text:p>
      <text:p text:style-name="P9">}</text:p>
      <text:p text:style-name="P9"/>
      <text:p text:style-name="P9">template &lt;class T&gt;</text:p>
      <text:p text:style-name="P9">TPoint&lt;T&gt; TTrapezoid&lt;T&gt;::Center() const {</text:p>
      <text:p text:style-name="P9"><text:tab/>TPoint&lt;T&gt; p;</text:p>
      <text:p text:style-name="P9"><text:tab/>T x = (a.x + b.x + c.x + d.x) /4;</text:p>
      <text:p text:style-name="P9"><text:tab/>T y = (a.y + b.y + c.y + d.y) /4;</text:p>
      <text:p text:style-name="P9"><text:tab/>p.x = x;</text:p>
      <text:p text:style-name="P9"><text:tab/>p.y = y;</text:p>
      <text:p text:style-name="P9"><text:tab/></text:p>
      <text:p text:style-name="P9"><text:tab/>return p;</text:p>
      <text:p text:style-name="P9">}</text:p>
      <text:p text:style-name="P9"/>
      <text:p text:style-name="P9">template &lt;class T&gt;</text:p>
      <text:p text:style-name="P9">void TTrapezoid&lt;T&gt;::Print() const {</text:p>
      <text:p text:style-name="P9"><text:tab/>std::cout &lt;&lt; a &lt;&lt; b &lt;&lt; c &lt;&lt; d &lt;&lt; "\n";</text:p>
      <text:p text:style-name="P9">}</text:p>
      <text:p text:style-name="P9"/>
      <text:p text:style-name="P9"/>
      <text:p text:style-name="P9"/>
      <text:p text:style-name="P9"/>
      <text:p text:style-name="P9">#endif</text:p>
      <text:p text:style-name="P9"/>
      <text:p text:style-name="P9"/>
      <text:p text:style-name="P9">point.h:</text:p>
      <text:p text:style-name="P9"/>
      <text:p text:style-name="P9">#ifndef POINT_H</text:p>
      <text:p text:style-name="P9">#define POINT_H 1</text:p>
      <text:p text:style-name="P9"/>
      <text:p text:style-name="P9">#include &lt;iostream&gt;</text:p>
      <text:p text:style-name="P9">#include &lt;algorithm&gt;</text:p>
      <text:p text:style-name="P9">#include &lt;cmath&gt;</text:p>
      <text:p text:style-name="P9"/>
      <text:p text:style-name="P9"/>
      <text:p text:style-name="P9"><text:soft-page-break/>template&lt;class T&gt;</text:p>
      <text:p text:style-name="P9">struct TPoint {</text:p>
      <text:p text:style-name="P9"><text:tab/>TPoint() {}</text:p>
      <text:p text:style-name="P9"><text:tab/>TPoint(T a, T b) : x(a), y(b){}</text:p>
      <text:p text:style-name="P9"><text:tab/>T x;</text:p>
      <text:p text:style-name="P9"><text:tab/>T y;</text:p>
      <text:p text:style-name="P9"><text:tab/></text:p>
      <text:p text:style-name="P9"/>
      <text:p text:style-name="P9">};</text:p>
      <text:p text:style-name="P9"/>
      <text:p text:style-name="P9">template&lt;class T&gt;</text:p>
      <text:p text:style-name="P9">std::ostream&amp; operator &lt;&lt; (std::ostream&amp; os, const TPoint&lt;T&gt;&amp; p)</text:p>
      <text:p text:style-name="P9">{</text:p>
      <text:p text:style-name="P9"><text:tab/>os &lt;&lt; p.x &lt;&lt; " " &lt;&lt; p.y &lt;&lt; " ";</text:p>
      <text:p text:style-name="P9"><text:tab/>return os;</text:p>
      <text:p text:style-name="P9">}</text:p>
      <text:p text:style-name="P9"/>
      <text:p text:style-name="P9">template &lt;class T&gt;</text:p>
      <text:p text:style-name="P9">std::istream&amp; operator &gt;&gt; (std::istream&amp; is, TPoint&lt;T&gt;&amp; p)</text:p>
      <text:p text:style-name="P9">{</text:p>
      <text:p text:style-name="P9"><text:tab/>is &gt;&gt; p.x &gt;&gt; p.y;</text:p>
      <text:p text:style-name="P9"><text:tab/>return is;</text:p>
      <text:p text:style-name="P9">}</text:p>
      <text:p text:style-name="P9"/>
      <text:p text:style-name="P9">template &lt;class T&gt;</text:p>
      <text:p text:style-name="P9">TPoint&lt;T&gt; operator /= ( TPoint&lt;T&gt;&amp; p, int val)</text:p>
      <text:p text:style-name="P9">{</text:p>
      <text:p text:style-name="P9"><text:tab/>p.x = p.x / val;</text:p>
      <text:p text:style-name="P9"><text:tab/>p.y = p.y / val;</text:p>
      <text:p text:style-name="P9"><text:tab/>return p;</text:p>
      <text:p text:style-name="P9">}</text:p>
      <text:p text:style-name="P9"/>
      <text:p text:style-name="P9">template &lt;class T&gt;</text:p>
      <text:p text:style-name="P9">TPoint&lt;T&gt; operator + (const TPoint&lt;T&gt;&amp; p1, const TPoint&lt;T&gt;&amp; p2)</text:p>
      <text:p text:style-name="P9">{</text:p>
      <text:p text:style-name="P9"><text:tab/>TPoint&lt;T&gt; p;</text:p>
      <text:p text:style-name="P9"><text:tab/>p.x = p1.x + p2.x;</text:p>
      <text:p text:style-name="P9"><text:tab/>p.y = p1.y + p2.y;</text:p>
      <text:p text:style-name="P9"><text:tab/>return p;</text:p>
      <text:p text:style-name="P9">}</text:p>
      <text:p text:style-name="P9"/>
      <text:p text:style-name="P9">template &lt;class T&gt;</text:p>
      <text:p text:style-name="P9">TPoint&lt;T&gt; operator - (const TPoint&lt;T&gt; p1, const TPoint&lt;T&gt; p2)</text:p>
      <text:p text:style-name="P9">{</text:p>
      <text:p text:style-name="P9"><text:tab/>TPoint&lt;T&gt; p;</text:p>
      <text:p text:style-name="P9"><text:soft-page-break/><text:tab/>p.x = p1.x - p2.x;</text:p>
      <text:p text:style-name="P9"><text:tab/>p.y = p1.y - p2.y;</text:p>
      <text:p text:style-name="P9"><text:tab/>return p;</text:p>
      <text:p text:style-name="P9">}</text:p>
      <text:p text:style-name="P9"/>
      <text:p text:style-name="P9">#endif </text:p>
      <text:p text:style-name="P9"/>
      <text:p text:style-name="P9"/>
      <text:p text:style-name="P9"/>
      <text:p text:style-name="P9"/>
      <text:p text:style-name="P9"/>
      <text:p text:style-name="P3">stack.h</text:p>
      <text:p text:style-name="P9"/>
      <text:p text:style-name="P9"/>
      <text:p text:style-name="P9">#ifndef STACK_H</text:p>
      <text:p text:style-name="P9">#define STACK_H 1</text:p>
      <text:p text:style-name="P9"/>
      <text:p text:style-name="P9">#include &lt;memory&gt;</text:p>
      <text:p text:style-name="P9">#include &lt;iostream&gt;</text:p>
      <text:p text:style-name="P9">#include &lt;iterator&gt;</text:p>
      <text:p text:style-name="P9"/>
      <text:p text:style-name="P9"/>
      <text:p text:style-name="P9"/>
      <text:p text:style-name="P9">namespace containers {</text:p>
      <text:p text:style-name="P9"/>
      <text:p text:style-name="P9"/>
      <text:p text:style-name="P9">template &lt;class T, class Allocator = std::allocator&lt;T&gt;&gt;</text:p>
      <text:p text:style-name="P9">class TStack {</text:p>
      <text:p text:style-name="P9">private:</text:p>
      <text:p text:style-name="P9"/>
      <text:p text:style-name="P9"><text:tab/>struct Node;</text:p>
      <text:p text:style-name="P9"/>
      <text:p text:style-name="P9">public:</text:p>
      <text:p text:style-name="P9"><text:tab/>TStack() = default;</text:p>
      <text:p text:style-name="P9"/>
      <text:p text:style-name="P9"><text:tab/>class forward_iterator {</text:p>
      <text:p text:style-name="P9"><text:tab/>public:</text:p>
      <text:p text:style-name="P9"><text:tab/><text:tab/>using value_type = T;</text:p>
      <text:p text:style-name="P9"><text:s text:c="8"/>using reference = T&amp;;</text:p>
      <text:p text:style-name="P9"><text:s text:c="8"/>using pointer = T*;</text:p>
      <text:p text:style-name="P9"><text:s text:c="8"/>using difference_type = std::ptrdiff_t;</text:p>
      <text:p text:style-name="P9"><text:s text:c="8"/>using iterator_category = std::forward_iterator_tag;</text:p>
      <text:p text:style-name="P9"><text:tab/><text:tab/>forward_iterator (Node* ptr) : ptr_(ptr) {};</text:p>
      <text:p text:style-name="P9"><text:tab/><text:tab/>T&amp; operator* ();</text:p>
      <text:p text:style-name="P9"><text:tab/><text:tab/>forward_iterator&amp; operator++ ();</text:p>
      <text:p text:style-name="P9"><text:soft-page-break/><text:tab/><text:tab/>forward_iterator operator++ (int);</text:p>
      <text:p text:style-name="P9"><text:tab/><text:tab/>bool operator== (const forward_iterator&amp; o) const;</text:p>
      <text:p text:style-name="P9"><text:tab/><text:tab/>bool operator!= (const forward_iterator&amp; o) const;</text:p>
      <text:p text:style-name="P9"><text:tab/><text:tab/></text:p>
      <text:p text:style-name="P9"><text:tab/>private:</text:p>
      <text:p text:style-name="P9"><text:tab/><text:tab/>Node* ptr_;</text:p>
      <text:p text:style-name="P9"><text:tab/><text:tab/>friend TStack;</text:p>
      <text:p text:style-name="P9"><text:tab/>};</text:p>
      <text:p text:style-name="P9"><text:tab/>forward_iterator begin();</text:p>
      <text:p text:style-name="P9"><text:tab/>forward_iterator end();</text:p>
      <text:p text:style-name="P9"><text:tab/>void pop();</text:p>
      <text:p text:style-name="P9"><text:tab/>T&amp; top();</text:p>
      <text:p text:style-name="P9"><text:tab/>void push(const T&amp; value);</text:p>
      <text:p text:style-name="P9"><text:tab/>void erase(const forward_iterator&amp; it);</text:p>
      <text:p text:style-name="P9"><text:tab/>void insert(forward_iterator&amp; it, const T&amp; val);</text:p>
      <text:p text:style-name="P9"><text:tab/>void advance(forward_iterator&amp; it, int idx);</text:p>
      <text:p text:style-name="P9"><text:tab/>bool empty() {</text:p>
      <text:p text:style-name="P9"><text:tab/><text:tab/>return head == nullptr;</text:p>
      <text:p text:style-name="P9"><text:tab/>}</text:p>
      <text:p text:style-name="P9"><text:tab/>void print();</text:p>
      <text:p text:style-name="P9"/>
      <text:p text:style-name="P9"/>
      <text:p text:style-name="P9">private:</text:p>
      <text:p text:style-name="P9"><text:tab/>using allocator_type = typename Allocator::template rebind&lt;Node&gt;::other;</text:p>
      <text:p text:style-name="P9"><text:tab/>struct deleter {</text:p>
      <text:p text:style-name="P9"><text:tab/><text:tab/>deleter(allocator_type* allocator) : allocator_(allocator) {}</text:p>
      <text:p text:style-name="P9"><text:tab/><text:tab/>void operator() (Node* ptr) {</text:p>
      <text:p text:style-name="P9"><text:tab/><text:tab/><text:tab/>if (ptr != nullptr) {</text:p>
      <text:p text:style-name="P9"><text:s text:c="16"/>std::allocator_traits&lt;allocator_type&gt;::destroy(*allocator_, ptr);</text:p>
      <text:p text:style-name="P9"><text:s text:c="16"/>allocator_-&gt;deallocate(ptr, 1);</text:p>
      <text:p text:style-name="P9"><text:tab/><text:tab/><text:tab/>}</text:p>
      <text:p text:style-name="P9"><text:tab/><text:tab/>}</text:p>
      <text:p text:style-name="P9"/>
      <text:p text:style-name="P9"><text:tab/>private:</text:p>
      <text:p text:style-name="P9"><text:tab/><text:tab/>allocator_type* allocator_;</text:p>
      <text:p text:style-name="P9"/>
      <text:p text:style-name="P9"><text:tab/>};</text:p>
      <text:p text:style-name="P9"/>
      <text:p text:style-name="P9"><text:tab/>using unique_ptr = std::unique_ptr&lt;Node, deleter&gt;;</text:p>
      <text:p text:style-name="P9"/>
      <text:p text:style-name="P9"><text:tab/>struct Node {</text:p>
      <text:p text:style-name="P9"><text:tab/><text:tab/>T value;</text:p>
      <text:p text:style-name="P9"><text:tab/><text:tab/>unique_ptr following{nullptr, deleter{nullptr}};</text:p>
      <text:p text:style-name="P9"><text:tab/><text:tab/>Node(const T&amp; val) : value(val) {}</text:p>
      <text:p text:style-name="P9"><text:tab/><text:tab/>forward_iterator next();</text:p>
      <text:p text:style-name="P9"><text:soft-page-break/><text:tab/><text:tab/></text:p>
      <text:p text:style-name="P9"><text:tab/>};</text:p>
      <text:p text:style-name="P9"/>
      <text:p text:style-name="P9"><text:tab/>allocator_type allocator_{};</text:p>
      <text:p text:style-name="P9"><text:tab/>unique_ptr head {nullptr, deleter{nullptr}};</text:p>
      <text:p text:style-name="P9"/>
      <text:p text:style-name="P9"/>
      <text:p text:style-name="P9">};</text:p>
      <text:p text:style-name="P9"/>
      <text:p text:style-name="P9">template &lt;class T, class Allocator&gt;</text:p>
      <text:p text:style-name="P9">typename TStack&lt;T, Allocator&gt;::forward_iterator TStack&lt;T, Allocator&gt;::Node::next() {</text:p>
      <text:p text:style-name="P9"><text:tab/>return following.get();</text:p>
      <text:p text:style-name="P9">}</text:p>
      <text:p text:style-name="P9"/>
      <text:p text:style-name="P9">template &lt;class T, class Allocator&gt;</text:p>
      <text:p text:style-name="P9">typename TStack&lt;T, Allocator&gt;::forward_iterator TStack&lt;T, Allocator&gt;::begin() {</text:p>
      <text:p text:style-name="P9"><text:tab/>return head.get();</text:p>
      <text:p text:style-name="P9">}</text:p>
      <text:p text:style-name="P9"/>
      <text:p text:style-name="P9">template &lt;class T, class Allocator&gt;</text:p>
      <text:p text:style-name="P9">typename TStack&lt;T, Allocator&gt;::forward_iterator TStack&lt;T, Allocator&gt;::end() {</text:p>
      <text:p text:style-name="P9"><text:tab/>return nullptr;</text:p>
      <text:p text:style-name="P9">}</text:p>
      <text:p text:style-name="P9"/>
      <text:p text:style-name="P9">template &lt;class T, class Allocator&gt;</text:p>
      <text:p text:style-name="P9">T&amp; TStack&lt;T, Allocator&gt;::forward_iterator::operator* () {</text:p>
      <text:p text:style-name="P9"><text:tab/>return ptr_-&gt;value;</text:p>
      <text:p text:style-name="P9">}</text:p>
      <text:p text:style-name="P9"/>
      <text:p text:style-name="P9">template &lt;class T, class Allocator&gt;</text:p>
      <text:p text:style-name="P9">typename TStack&lt;T, Allocator&gt;::forward_iterator&amp; TStack&lt;T, Allocator&gt;::forward_iterator::operator++ () {</text:p>
      <text:p text:style-name="P9"><text:tab/>*this = ptr_-&gt;next();</text:p>
      <text:p text:style-name="P9"><text:tab/>return *this;</text:p>
      <text:p text:style-name="P9">}</text:p>
      <text:p text:style-name="P9"/>
      <text:p text:style-name="P9">template &lt;class T, class Allocator&gt;</text:p>
      <text:p text:style-name="P9">typename TStack&lt;T, Allocator&gt;::forward_iterator TStack&lt;T, Allocator&gt;::forward_iterator::operator++ (int) {</text:p>
      <text:p text:style-name="P9"><text:tab/>forward_iterator prev =*this;</text:p>
      <text:p text:style-name="P9"><text:tab/>++this;</text:p>
      <text:p text:style-name="P9"><text:tab/>return prev;</text:p>
      <text:p text:style-name="P9">}</text:p>
      <text:p text:style-name="P9"/>
      <text:p text:style-name="P9"><text:soft-page-break/>template &lt;class T, class Allocator&gt;</text:p>
      <text:p text:style-name="P9">bool TStack&lt;T, Allocator&gt;::forward_iterator::operator== (const forward_iterator&amp; o) const{</text:p>
      <text:p text:style-name="P9"><text:tab/>return ptr_ == o.ptr_;</text:p>
      <text:p text:style-name="P9">}</text:p>
      <text:p text:style-name="P9"/>
      <text:p text:style-name="P9">template &lt;class T, class Allocator&gt;</text:p>
      <text:p text:style-name="P9">bool TStack&lt;T, Allocator&gt;::forward_iterator::operator!= (const forward_iterator&amp; o) const{</text:p>
      <text:p text:style-name="P9"><text:tab/>return ptr_ != o.ptr_;</text:p>
      <text:p text:style-name="P9">}</text:p>
      <text:p text:style-name="P9"/>
      <text:p text:style-name="P9"/>
      <text:p text:style-name="P9"/>
      <text:p text:style-name="P9">template &lt;class T, class Allocator&gt;</text:p>
      <text:p text:style-name="P9">void TStack&lt;T, Allocator&gt;::push(const T&amp; value) {</text:p>
      <text:p text:style-name="P9"><text:tab/>Node* NewNode = this-&gt;allocator_.allocate(1);</text:p>
      <text:p text:style-name="P9"><text:tab/>std::allocator_traits&lt;allocator_type&gt;::construct(this-&gt;allocator_, NewNode, value);</text:p>
      <text:p text:style-name="P9"><text:tab/>auto tmp = unique_ptr(NewNode, deleter{&amp;this-&gt;allocator_});</text:p>
      <text:p text:style-name="P9"><text:tab/>tmp-&gt;following = std::move(head);</text:p>
      <text:p text:style-name="P9"><text:tab/>head = std::move(tmp);</text:p>
      <text:p text:style-name="P9"><text:tab/><text:tab/></text:p>
      <text:p text:style-name="P9">}</text:p>
      <text:p text:style-name="P9"/>
      <text:p text:style-name="P9">template &lt;class T, class Allocator&gt;</text:p>
      <text:p text:style-name="P9">void TStack&lt;T, Allocator&gt;::pop() {</text:p>
      <text:p text:style-name="P9"><text:tab/>if (head.get() == nullptr) {</text:p>
      <text:p text:style-name="P9"><text:tab/><text:tab/>throw std::logic_error("Stack is empty\n");</text:p>
      <text:p text:style-name="P9"><text:tab/>} else {</text:p>
      <text:p text:style-name="P9"><text:tab/><text:tab/>head = std::move(head-&gt;following);</text:p>
      <text:p text:style-name="P9"><text:tab/>}</text:p>
      <text:p text:style-name="P9">}</text:p>
      <text:p text:style-name="P9"/>
      <text:p text:style-name="P9">template &lt;class T, class Allocator&gt;</text:p>
      <text:p text:style-name="P9">T&amp; TStack&lt;T, Allocator&gt;::top() {</text:p>
      <text:p text:style-name="P9"><text:tab/>if (head.get() == nullptr) throw std::logic_error("Stack is empty\n");</text:p>
      <text:p text:style-name="P9"><text:tab/>return head-&gt;value;</text:p>
      <text:p text:style-name="P9">}</text:p>
      <text:p text:style-name="P9"/>
      <text:p text:style-name="P9"/>
      <text:p text:style-name="P9">template &lt;class T, class Allocator&gt;</text:p>
      <text:p text:style-name="P9">void TStack&lt;T, Allocator&gt;::print() {</text:p>
      <text:p text:style-name="P9"><text:tab/>Node* tmp = head.get();</text:p>
      <text:p text:style-name="P9"><text:tab/></text:p>
      <text:p text:style-name="P9"><text:soft-page-break/><text:tab/>while (tmp != nullptr) {</text:p>
      <text:p text:style-name="P9"><text:tab/><text:tab/>std::cout &lt;&lt; tmp-&gt;value &lt;&lt; " ";</text:p>
      <text:p text:style-name="P9"><text:tab/><text:tab/>tmp = tmp-&gt;following.get();</text:p>
      <text:p text:style-name="P9"><text:tab/>}</text:p>
      <text:p text:style-name="P9">}</text:p>
      <text:p text:style-name="P9"/>
      <text:p text:style-name="P9"/>
      <text:p text:style-name="P9">template &lt;class T, class Allocator&gt;</text:p>
      <text:p text:style-name="P9">void TStack&lt;T, Allocator&gt;::insert(forward_iterator&amp; it, const T&amp; value) {</text:p>
      <text:p text:style-name="P9"><text:tab/></text:p>
      <text:p text:style-name="P9"><text:tab/>if (it.ptr_ == head.get()) {</text:p>
      <text:p text:style-name="P9"><text:tab/><text:tab/>this-&gt;push(value);</text:p>
      <text:p text:style-name="P9"><text:tab/><text:tab/>return;</text:p>
      <text:p text:style-name="P9"><text:tab/>}</text:p>
      <text:p text:style-name="P9"/>
      <text:p text:style-name="P9"><text:tab/>Node* NewNode = this-&gt;allocator_.allocate(1);</text:p>
      <text:p text:style-name="P9"><text:tab/>std::allocator_traits&lt;allocator_type&gt;::construct(this-&gt;allocator_, NewNode, value);</text:p>
      <text:p text:style-name="P9"><text:tab/>auto tmp = unique_ptr(NewNode, deleter{&amp;this-&gt;allocator_});</text:p>
      <text:p text:style-name="P9"><text:tab/>//auto tmp = std::unique_ptr&lt;Node&gt;(new Node{value});</text:p>
      <text:p text:style-name="P9"><text:tab/>forward_iterator i = this-&gt;begin();</text:p>
      <text:p text:style-name="P9"><text:tab/>while (i.ptr_-&gt;following.get() != it.ptr_) {</text:p>
      <text:p text:style-name="P9"><text:tab/><text:tab/>if (i.ptr_ == nullptr &amp;&amp; i.ptr_ != it.ptr_) throw std::logic_error("Out of range\n");</text:p>
      <text:p text:style-name="P9"><text:tab/><text:tab/>++i;</text:p>
      <text:p text:style-name="P9"/>
      <text:p text:style-name="P9"><text:tab/>}</text:p>
      <text:p text:style-name="P9"><text:tab/>if (i.ptr_-&gt;following == nullptr) {</text:p>
      <text:p text:style-name="P9"><text:tab/><text:tab/>i.ptr_-&gt;following = std::move(tmp);</text:p>
      <text:p text:style-name="P9"><text:tab/><text:tab/>return;</text:p>
      <text:p text:style-name="P9"><text:tab/>}</text:p>
      <text:p text:style-name="P9"><text:tab/>++i;</text:p>
      <text:p text:style-name="P9"><text:tab/>tmp-&gt;following = std::move(i.ptr_-&gt;following);</text:p>
      <text:p text:style-name="P9"><text:tab/>i.ptr_-&gt;following = std::move(tmp);</text:p>
      <text:p text:style-name="P9"><text:tab/>return;</text:p>
      <text:p text:style-name="P9"/>
      <text:p text:style-name="P9">}</text:p>
      <text:p text:style-name="P9"/>
      <text:p text:style-name="P9">template &lt;class T, class Allocator&gt;</text:p>
      <text:p text:style-name="P9">void TStack&lt;T, Allocator&gt;::erase(const forward_iterator&amp; it) {</text:p>
      <text:p text:style-name="P9"><text:tab/>if (it.ptr_ == head.get()) {</text:p>
      <text:p text:style-name="P9"><text:tab/><text:tab/>this-&gt;pop();</text:p>
      <text:p text:style-name="P9"><text:tab/><text:tab/>return;</text:p>
      <text:p text:style-name="P9"><text:tab/>}</text:p>
      <text:p text:style-name="P9"><text:tab/>auto i = this-&gt;begin();</text:p>
      <text:p text:style-name="P9"><text:soft-page-break/><text:tab/>while(i.ptr_ != nullptr &amp;&amp; i.ptr_-&gt;next() != it.ptr_) {</text:p>
      <text:p text:style-name="P9"><text:tab/><text:tab/>++i;</text:p>
      <text:p text:style-name="P9"><text:tab/>}</text:p>
      <text:p text:style-name="P9"><text:tab/>if (i.ptr_ == nullptr) {</text:p>
      <text:p text:style-name="P9"><text:tab/><text:tab/>throw std::logic_error ("Out of range\n");</text:p>
      <text:p text:style-name="P9"><text:tab/>}</text:p>
      <text:p text:style-name="P9"><text:tab/>i.ptr_-&gt;following = std::move(it.ptr_-&gt;following);</text:p>
      <text:p text:style-name="P9"/>
      <text:p text:style-name="P9"><text:tab/>return;</text:p>
      <text:p text:style-name="P9"/>
      <text:p text:style-name="P9">}</text:p>
      <text:p text:style-name="P9"/>
      <text:p text:style-name="P9"/>
      <text:p text:style-name="P9"/>
      <text:p text:style-name="P9">template &lt;class T, class Allocator&gt;</text:p>
      <text:p text:style-name="P9">void TStack&lt;T, Allocator&gt;::advance(forward_iterator&amp; it, int idx) {</text:p>
      <text:p text:style-name="P9"><text:tab/>it = this-&gt;begin();</text:p>
      <text:p text:style-name="P9"><text:tab/>if (it.ptr_ == nullptr &amp;&amp; idx &gt; 0) throw std::logic_error("Out of range(advance)\n");</text:p>
      <text:p text:style-name="P9"><text:tab/>int i = 0;</text:p>
      <text:p text:style-name="P9"><text:tab/>while (i &lt; idx) {</text:p>
      <text:p text:style-name="P9"><text:tab/><text:tab/>if (it.ptr_-&gt;following == nullptr &amp;&amp; i &lt; idx - 1) {</text:p>
      <text:p text:style-name="P9"><text:tab/><text:tab/><text:tab/></text:p>
      <text:p text:style-name="P9"><text:tab/><text:tab/><text:tab/>throw std::logic_error("Out of range(advance)\n");</text:p>
      <text:p text:style-name="P9"><text:tab/><text:tab/>}</text:p>
      <text:p text:style-name="P9"><text:tab/><text:tab/>++it;</text:p>
      <text:p text:style-name="P9"><text:tab/><text:tab/>++i;</text:p>
      <text:p text:style-name="P9"><text:tab/><text:tab/></text:p>
      <text:p text:style-name="P9"><text:tab/>}</text:p>
      <text:p text:style-name="P9">}</text:p>
      <text:p text:style-name="P9"/>
      <text:p text:style-name="P9">}</text:p>
      <text:p text:style-name="P9"/>
      <text:p text:style-name="P9">#endif</text:p>
      <text:p text:style-name="P9"/>
      <text:p text:style-name="P9"/>
      <text:p text:style-name="P3">allocator.h:</text:p>
      <text:p text:style-name="P9"/>
      <text:p text:style-name="P9">#ifndef MY_ALLOCATOR_H</text:p>
      <text:p text:style-name="P9">#define MY_ALLOCATOR_H 1</text:p>
      <text:p text:style-name="P9"/>
      <text:p text:style-name="P9">#include &lt;cstdint&gt;</text:p>
      <text:p text:style-name="P9">#include &lt;cstdint&gt;</text:p>
      <text:p text:style-name="P9"/>
      <text:p text:style-name="P9">#include &lt;exception&gt;</text:p>
      <text:p text:style-name="P9"><text:soft-page-break/>#include &lt;iostream&gt;</text:p>
      <text:p text:style-name="P9">#include &lt;type_traits&gt;</text:p>
      <text:p text:style-name="P9">#include "queue.h"</text:p>
      <text:p text:style-name="P9"/>
      <text:p text:style-name="P9">template&lt;class T, size_t ALLOC_SIZE&gt;</text:p>
      <text:p text:style-name="P9"><text:s text:c="4"/>struct my_allocator {</text:p>
      <text:p text:style-name="P9"><text:s text:c="8"/>using value_type = T;</text:p>
      <text:p text:style-name="P9"><text:s text:c="8"/>using size_type = std::size_t;</text:p>
      <text:p text:style-name="P9"><text:s text:c="8"/>using difference_type = std::ptrdiff_t;</text:p>
      <text:p text:style-name="P9"><text:s text:c="8"/>using is_always_equal = std::false_type;</text:p>
      <text:p text:style-name="P9"/>
      <text:p text:style-name="P9"><text:s text:c="8"/>template&lt;class U&gt;</text:p>
      <text:p text:style-name="P9"><text:s text:c="8"/>struct rebind {</text:p>
      <text:p text:style-name="P9"><text:s text:c="12"/>using other = my_allocator&lt;U, ALLOC_SIZE&gt;;</text:p>
      <text:p text:style-name="P9"><text:s text:c="8"/>};</text:p>
      <text:p text:style-name="P9"/>
      <text:p text:style-name="P9"><text:s text:c="8"/>my_allocator():</text:p>
      <text:p text:style-name="P9"><text:s text:c="12"/>pool_begin(new char[ALLOC_SIZE]),</text:p>
      <text:p text:style-name="P9"><text:s text:c="12"/>pool_end(pool_begin + ALLOC_SIZE),</text:p>
      <text:p text:style-name="P9"><text:s text:c="12"/>pool_tail(pool_begin)</text:p>
      <text:p text:style-name="P9"><text:s text:c="8"/>{}</text:p>
      <text:p text:style-name="P9"/>
      <text:p text:style-name="P9"><text:s text:c="8"/>my_allocator(const my_allocator&amp;) = delete;</text:p>
      <text:p text:style-name="P9"><text:s text:c="8"/>my_allocator(my_allocator&amp;&amp;) = delete;</text:p>
      <text:p text:style-name="P9"/>
      <text:p text:style-name="P9"><text:s text:c="8"/>~my_allocator() {</text:p>
      <text:p text:style-name="P9"><text:s text:c="12"/>delete[] pool_begin;</text:p>
      <text:p text:style-name="P9"><text:s text:c="8"/>}</text:p>
      <text:p text:style-name="P9"/>
      <text:p text:style-name="P9"><text:s text:c="8"/>T* allocate(std::size_t n);</text:p>
      <text:p text:style-name="P9"><text:s text:c="8"/>void deallocate(T* ptr, std::size_t n);</text:p>
      <text:p text:style-name="P9"/>
      <text:p text:style-name="P9"><text:s text:c="4"/>private:</text:p>
      <text:p text:style-name="P9"><text:s text:c="8"/>char* pool_begin;</text:p>
      <text:p text:style-name="P9"><text:s text:c="8"/>char* pool_end;</text:p>
      <text:p text:style-name="P9"><text:s text:c="8"/>char* pool_tail;</text:p>
      <text:p text:style-name="P9"><text:s text:c="8"/>containers::TQueue&lt;char*&gt; free_blocks;</text:p>
      <text:p text:style-name="P9"><text:s text:c="4"/>};</text:p>
      <text:p text:style-name="P9"/>
      <text:p text:style-name="P9"><text:s text:c="4"/>template&lt;class T, size_t ALLOC_SIZE&gt;</text:p>
      <text:p text:style-name="P9"><text:s text:c="4"/>T* my_allocator&lt;T, ALLOC_SIZE&gt;::allocate(std::size_t n) {</text:p>
      <text:p text:style-name="P9"><text:s text:c="8"/>if (n != 1) {</text:p>
      <text:p text:style-name="P9"><text:s text:c="12"/>throw std::logic_error("can`t allocate arrays");</text:p>
      <text:p text:style-name="P9"><text:s text:c="8"/>}</text:p>
      <text:p text:style-name="P9"><text:s text:c="8"/>if (size_t(pool_end - pool_tail) &lt; sizeof(T)) {</text:p>
      <text:p text:style-name="P9"><text:soft-page-break/><text:s text:c="12"/>if (!free_blocks.empty()) {</text:p>
      <text:p text:style-name="P9"><text:s text:c="16"/>auto it = free_blocks.begin();</text:p>
      <text:p text:style-name="P9"><text:s text:c="16"/>char* ptr = *it;</text:p>
      <text:p text:style-name="P9"><text:s text:c="16"/>free_blocks.pop();</text:p>
      <text:p text:style-name="P9"><text:s text:c="16"/>return reinterpret_cast&lt;T*&gt;(ptr);</text:p>
      <text:p text:style-name="P9"><text:s text:c="12"/>}</text:p>
      <text:p text:style-name="P9"><text:s text:c="12"/>throw std::bad_alloc();</text:p>
      <text:p text:style-name="P9"><text:s text:c="8"/>}</text:p>
      <text:p text:style-name="P9"><text:s text:c="8"/>T* result = reinterpret_cast&lt;T*&gt;(pool_tail);</text:p>
      <text:p text:style-name="P9"><text:s text:c="8"/>pool_tail += sizeof(T);</text:p>
      <text:p text:style-name="P9"><text:s text:c="8"/>return result;</text:p>
      <text:p text:style-name="P9"><text:s text:c="4"/>}</text:p>
      <text:p text:style-name="P9"/>
      <text:p text:style-name="P9"><text:s text:c="4"/>template&lt;class T, size_t ALLOC_SIZE&gt;</text:p>
      <text:p text:style-name="P9"><text:s text:c="4"/>void my_allocator&lt;T, ALLOC_SIZE&gt;::deallocate(T *ptr, std::size_t n) {</text:p>
      <text:p text:style-name="P9"><text:s text:c="8"/>if (n != 1) {</text:p>
      <text:p text:style-name="P9"><text:s text:c="12"/>throw std::logic_error("can`t allocate arrays, thus can`t deallocate them too");</text:p>
      <text:p text:style-name="P9"><text:s text:c="8"/>}</text:p>
      <text:p text:style-name="P9"><text:s text:c="8"/>if(ptr == nullptr){</text:p>
      <text:p text:style-name="P9"><text:s text:c="12"/>return;</text:p>
      <text:p text:style-name="P9"><text:s text:c="8"/>}</text:p>
      <text:p text:style-name="P9"><text:s text:c="8"/>free_blocks.push(reinterpret_cast&lt;char*&gt;(ptr));</text:p>
      <text:p text:style-name="P9"><text:s text:c="4"/>}</text:p>
      <text:p text:style-name="P9"/>
      <text:p text:style-name="P9"/>
      <text:p text:style-name="P9">#endif <text:tab/></text:p>
      <text:p text:style-name="P9"/>
      <text:p text:style-name="P9"/>
      <text:p text:style-name="P9">main.cpp:</text:p>
      <text:p text:style-name="P9"/>
      <text:p text:style-name="P9">#include "queue.h"</text:p>
      <text:p text:style-name="P9">#include "stack.h"</text:p>
      <text:p text:style-name="P9">#include "allocator.h"</text:p>
      <text:p text:style-name="P9">#include "trapezoid.h"</text:p>
      <text:p text:style-name="P9">#include &lt;algorithm&gt;</text:p>
      <text:p text:style-name="P9">#include &lt;map&gt;</text:p>
      <text:p text:style-name="P9">#include &lt;string&gt;</text:p>
      <text:p text:style-name="P9"/>
      <text:p text:style-name="P9">struct number {</text:p>
      <text:p text:style-name="P9"><text:tab/>int i;</text:p>
      <text:p text:style-name="P9"><text:tab/>void print() {</text:p>
      <text:p text:style-name="P9"><text:tab/><text:tab/>std::cout &lt;&lt; i &lt;&lt; std::endl;</text:p>
      <text:p text:style-name="P9"><text:tab/>}</text:p>
      <text:p text:style-name="P9">};</text:p>
      <text:p text:style-name="P9"/>
      <text:p text:style-name="P9"><text:soft-page-break/>int main() {</text:p>
      <text:p text:style-name="P9"><text:tab/>containers::TStack&lt;TTrapezoid&lt;int&gt;, my_allocator&lt;TTrapezoid&lt;int&gt;, 1000&gt;&gt; s;</text:p>
      <text:p text:style-name="P9"><text:tab/>std::string cmd;</text:p>
      <text:p text:style-name="P9"><text:tab/>int index;</text:p>
      <text:p text:style-name="P9"><text:tab/>std::cout &lt;&lt; "push - to push figure to stack\n"</text:p>
      <text:p text:style-name="P9"><text:tab/><text:tab/><text:tab/> <text:s/>&lt;&lt; "insert - to insert figure to stack\n"</text:p>
      <text:p text:style-name="P9"><text:tab/><text:tab/><text:tab/> <text:s/>&lt;&lt; "pop - to pop figure from Stack\n"</text:p>
      <text:p text:style-name="P9"><text:tab/><text:tab/><text:tab/> <text:s/>&lt;&lt; "erase - to delete figure from Stack\n"</text:p>
      <text:p text:style-name="P9"><text:tab/><text:tab/><text:tab/> <text:s/>&lt;&lt; "top - to show first figure\n"</text:p>
      <text:p text:style-name="P9"><text:tab/><text:tab/><text:tab/> <text:s/>&lt;&lt; "for_each - to print figures\n"</text:p>
      <text:p text:style-name="P9"><text:tab/><text:tab/><text:tab/> <text:s/>&lt;&lt; "map - to show work allocator with map\n"</text:p>
      <text:p text:style-name="P9"><text:tab/><text:tab/><text:tab/> <text:s/>&lt;&lt; "exit - to finish execution of program\n";</text:p>
      <text:p text:style-name="P9"><text:tab/>while (true) {</text:p>
      <text:p text:style-name="P9"><text:tab/><text:tab/>std::cin &gt;&gt; cmd;</text:p>
      <text:p text:style-name="P9"><text:tab/><text:tab/>if (cmd == "push") {</text:p>
      <text:p text:style-name="P9"><text:tab/><text:tab/><text:tab/>std::cout &lt;&lt; "enter coordinates\n";</text:p>
      <text:p text:style-name="P9"><text:tab/><text:tab/><text:tab/>TTrapezoid&lt;int&gt; fig;</text:p>
      <text:p text:style-name="P9"><text:tab/><text:tab/><text:tab/>try {</text:p>
      <text:p text:style-name="P9"><text:tab/><text:tab/><text:tab/><text:tab/>TTrapezoid&lt;int&gt; tmp(std::cin);</text:p>
      <text:p text:style-name="P9"><text:tab/><text:tab/><text:tab/><text:tab/>fig = tmp;</text:p>
      <text:p text:style-name="P9"><text:tab/><text:tab/><text:tab/>} catch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s.push(fig);</text:p>
      <text:p text:style-name="P9"><text:tab/><text:tab/>} else if (cmd == "insert") {</text:p>
      <text:p text:style-name="P9"><text:tab/><text:tab/><text:tab/>std::cout &lt;&lt; "enter index\n";</text:p>
      <text:p text:style-name="P9"><text:tab/><text:tab/><text:tab/>std::cin &gt;&gt; index;</text:p>
      <text:p text:style-name="P9"><text:tab/><text:tab/><text:tab/>auto p = s.begin();</text:p>
      <text:p text:style-name="P9"><text:tab/><text:tab/><text:tab/>try {</text:p>
      <text:p text:style-name="P9"><text:tab/><text:tab/><text:tab/><text:tab/>s.advance(p, index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std::cout &lt;&lt; "enter coordinates\n";</text:p>
      <text:p text:style-name="P9"><text:tab/><text:tab/><text:tab/>TTrapezoid&lt;int&gt; fig;</text:p>
      <text:p text:style-name="P9"><text:tab/><text:tab/><text:tab/>try {</text:p>
      <text:p text:style-name="P9"><text:tab/><text:tab/><text:tab/><text:tab/>TTrapezoid&lt;int&gt; tmp(std::cin);</text:p>
      <text:p text:style-name="P9"><text:tab/><text:tab/><text:tab/><text:tab/>fig = tmp;</text:p>
      <text:p text:style-name="P9"><text:tab/><text:tab/><text:tab/>} catch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soft-page-break/><text:tab/><text:tab/><text:tab/>s.insert(p, fig);</text:p>
      <text:p text:style-name="P9"><text:tab/><text:tab/>} else if (cmd == "pop") {</text:p>
      <text:p text:style-name="P9"><text:tab/><text:tab/><text:tab/>try {</text:p>
      <text:p text:style-name="P9"><text:tab/><text:tab/><text:tab/><text:tab/>s.pop();</text:p>
      <text:p text:style-name="P9"><text:tab/><text:tab/><text:tab/>} catch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} else if (cmd == "erase") {</text:p>
      <text:p text:style-name="P9"><text:tab/><text:tab/><text:tab/>std::cout &lt;&lt; "enter index\n";</text:p>
      <text:p text:style-name="P9"><text:tab/><text:tab/><text:tab/>std::cin &gt;&gt; index;</text:p>
      <text:p text:style-name="P9"><text:tab/><text:tab/><text:tab/>auto p = s.begin();</text:p>
      <text:p text:style-name="P9"><text:tab/><text:tab/><text:tab/>try {</text:p>
      <text:p text:style-name="P9"><text:tab/><text:tab/><text:tab/><text:tab/>s.advance(p, index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try {</text:p>
      <text:p text:style-name="P9"><text:tab/><text:tab/><text:tab/><text:tab/>s.erase(p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/text:p>
      <text:p text:style-name="P9"><text:tab/><text:tab/>} else if (cmd == "top") {</text:p>
      <text:p text:style-name="P9"><text:tab/><text:tab/><text:tab/>try {</text:p>
      <text:p text:style-name="P9"><text:tab/><text:tab/><text:tab/><text:tab/>s.top();</text:p>
      <text:p text:style-name="P9"><text:tab/><text:tab/><text:tab/>} catch (std::exception&amp; err) {</text:p>
      <text:p text:style-name="P9"><text:tab/><text:tab/><text:tab/><text:tab/>std::cout &lt;&lt; err.what() &lt;&lt; std::endl;</text:p>
      <text:p text:style-name="P9"><text:tab/><text:tab/><text:tab/><text:tab/>continue;</text:p>
      <text:p text:style-name="P9"><text:tab/><text:tab/><text:tab/>}</text:p>
      <text:p text:style-name="P9"><text:tab/><text:tab/><text:tab/>(s.top()).Print();</text:p>
      <text:p text:style-name="P9"><text:tab/><text:tab/>} else if (cmd == "for_each") {</text:p>
      <text:p text:style-name="P9"><text:tab/><text:tab/><text:tab/>std::for_each(s.begin(), s.end(), [] (TTrapezoid&lt;int&gt; tmp) {return tmp.Print();});</text:p>
      <text:p text:style-name="P9"><text:tab/><text:tab/>} else if (cmd == "exit") {</text:p>
      <text:p text:style-name="P9"><text:tab/><text:tab/><text:tab/>break;</text:p>
      <text:p text:style-name="P9"><text:tab/><text:tab/>} else if (cmd == "map"){</text:p>
      <text:p text:style-name="P9"><text:tab/><text:tab/><text:tab/>std::map&lt;int, int, std::less&lt;&gt;, my_allocator&lt;std::pair&lt;const int, int&gt;, 1000&gt;&gt; tree;</text:p>
      <text:p text:style-name="P9"><text:tab/><text:tab/><text:tab/>for (int i = 0; i &lt; 6; i++) {</text:p>
      <text:p text:style-name="P9"><text:tab/><text:tab/><text:tab/><text:tab/>tree[i] = i * i;</text:p>
      <text:p text:style-name="P9"><text:tab/><text:tab/><text:tab/>}</text:p>
      <text:p text:style-name="P9"><text:soft-page-break/><text:tab/><text:tab/><text:tab/>std::for_each(tree.begin(), tree.end(), [](std::pair&lt;int, int&gt; X) {std::cout &lt;&lt; X.first &lt;&lt; " " &lt;&lt; X.second &lt;&lt; " ";});</text:p>
      <text:p text:style-name="P9"><text:tab/><text:tab/><text:tab/>std::cout &lt;&lt; std::endl;</text:p>
      <text:p text:style-name="P9"><text:tab/><text:tab/>} else {</text:p>
      <text:p text:style-name="P9"><text:tab/><text:tab/><text:tab/>std::cout &lt;&lt; "Wrong comand\n";</text:p>
      <text:p text:style-name="P9"><text:tab/><text:tab/><text:tab/>continue;</text:p>
      <text:p text:style-name="P9"><text:tab/><text:tab/>}</text:p>
      <text:p text:style-name="P9"/>
      <text:p text:style-name="P9"><text:tab/>}</text:p>
      <text:p text:style-name="P9"><text:tab/></text:p>
      <text:p text:style-name="P9">}</text:p>
      <text:p text:style-name="P9"/>
      <text:p text:style-name="P9"/>
      <text:p text:style-name="P2">2. Ссылка на репозитирий Github:</text:p>
      <text:p text:style-name="P9"><text:a xlink:type="simple" xlink:href="https://github.com/vebcreatex7/oop_exercise_06" text:style-name="Internet_20_link" text:visited-style-name="Visited_20_Internet_20_Link"/></text:p>
      <text:p text:style-name="P9"><text:a xlink:type="simple" xlink:href="https://github.com/vebcreatex7/oop_exercise_06" text:style-name="Internet_20_link" text:visited-style-name="Visited_20_Internet_20_Link">https://github.com/vebcreatex7/oop_exercise_06</text:a></text:p>
      <text:p text:style-name="P9"/>
      <text:p text:style-name="P9"/>
      <text:p text:style-name="P2">3. Набор тестов:</text:p>
      <text:p text:style-name="P3"/>
      <text:p text:style-name="P9"/>
      <text:p text:style-name="P9">push - to push figure to stack</text:p>
      <text:p text:style-name="P9">insert - to insert figure to stack</text:p>
      <text:p text:style-name="P9">pop - to pop figure from Stack</text:p>
      <text:p text:style-name="P9">erase - to delete figure from Stack</text:p>
      <text:p text:style-name="P9">top - to show first figure</text:p>
      <text:p text:style-name="P9">for_each - to print figures</text:p>
      <text:p text:style-name="P9">map - to show work allocator with map</text:p>
      <text:p text:style-name="P9">exit - to finish execution of program</text:p>
      <text:p text:style-name="P9">push</text:p>
      <text:p text:style-name="P9">enter coordinates</text:p>
      <text:p text:style-name="P9">0 0 1 1 2 1 3 0</text:p>
      <text:p text:style-name="P9">insert</text:p>
      <text:p text:style-name="P9">enter index</text:p>
      <text:p text:style-name="P9">1</text:p>
      <text:p text:style-name="P9">enter coordinates</text:p>
      <text:p text:style-name="P9">1 1 1 3 3 3 4 1</text:p>
      <text:p text:style-name="P9">for_each</text:p>
      <text:p text:style-name="P9">0 0 1 1 2 1 3 0 </text:p>
      <text:p text:style-name="P9">1 1 1 3 3 3 4 1 </text:p>
      <text:p text:style-name="P9">erase</text:p>
      <text:p text:style-name="P9">enter index</text:p>
      <text:p text:style-name="P9">1</text:p>
      <text:p text:style-name="P9">for_each</text:p>
      <text:p text:style-name="P9">0 0 1 1 2 1 3 0 </text:p>
      <text:p text:style-name="P9"><text:soft-page-break/>top</text:p>
      <text:p text:style-name="P9">0 0 1 1 2 1 3 0 </text:p>
      <text:p text:style-name="P9">pop</text:p>
      <text:p text:style-name="P9">for_each</text:p>
      <text:p text:style-name="P9">map</text:p>
      <text:p text:style-name="P9">0 0 1 1 2 4 3 9 4 16 5 25 </text:p>
      <text:p text:style-name="P9">exit</text:p>
      <text:p text:style-name="P9"/>
      <text:p text:style-name="P9"/>
      <text:p text:style-name="P4">4. Объяснение результатов работы программы:</text:p>
      <text:p text:style-name="P4"/>
      <text:p text:style-name="P10">Стек реализован в виде односвязного списка на итераторах. Аллокатор работает на <text:span text:style-name="T6">этом же стеке</text:span>. В main.cpp push добавляет элемент в начало стека, insert на позицию <text:s/>i, pop удаляет первый элемент, erase удаляет элемент по индексу i, for_each выводит координаты фигур на экран. <text:span text:style-name="T5">Аллокатор совмести с std::map, что продемонстрировано при команде map.</text:span></text:p>
      <text:p text:style-name="P10"/>
      <text:p text:style-name="P10"/>
      <text:p text:style-name="P5">5. Вывод</text:p>
      <text:p text:style-name="P11"/>
      <text:p text:style-name="P11">В ходе данной работы были получены навыки работы с аллокаторами. Аллокаторы позволяют ускорить быстродействие программ, а так же усилить контроль над менеджментом памяти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0:22:01.893502945</meta:creation-date>
    <meta:generator>LibreOffice/6.0.7.3$Linux_X86_64 LibreOffice_project/00m0$Build-3</meta:generator>
    <dc:date>2019-12-06T22:16:17.524210013</dc:date>
    <meta:editing-duration>PT13M20S</meta:editing-duration>
    <meta:editing-cycles>3</meta:editing-cycles>
    <meta:document-statistic meta:table-count="1" meta:image-count="0" meta:object-count="0" meta:page-count="16" meta:paragraph-count="533" meta:word-count="1963" meta:character-count="14015" meta:non-whitespace-character-count="11497"/>
  </office:meta>
</office:document-meta>
</file>